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the-first-real-client-zip-folder--componentization--testing--refactoring"/>The first real client: Zip Folder =&gt; Componentization / Testing / Refactoring<text:bookmark-end text:name="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1" text:outline-level="1"><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Our second external client: Ecosystem/ Versioning / CI </text:p>
      <text:p text:style-name="P69"/>
      <text:p text:style-name="P70"/>
      <text:p text:style-name="P71">## Technical Box</text:p>
      <text:p text:style-name="P72">1. <text:s text:c="1"/>Design Pattern - strategy</text:p>
      <text:p text:style-name="P73">2. <text:s text:c="1"/>Versioning - show the production version. SemVer, CalVer</text:p>
      <text:p text:style-name="P74">3. <text:s text:c="1"/>AutoUpdate application</text:p>
      <text:p text:style-name="P75">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56:40Z</meta:creation-date>
    <dc:date>2020-02-22T17:56:40Z</dc:date>
  </office:meta>
</office:document-meta>
</file>